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2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cm" fo:line-height="100%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color="#000000" style:font-name="Arial" fo:font-size="11pt" fo:language="de" fo:country="CH" fo:font-weight="normal" style:font-size-asian="11pt" style:font-weight-asian="normal" style:font-size-complex="11pt" style:font-weight-complex="normal"/>
    </style:style>
    <style:style style:name="P8" style:family="paragraph" style:parent-style-name="Frame_20_contents"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.011cm" style:line-height-at-least="0.176cm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.011cm" fo:line-height="100%"/>
      <style:text-properties style:font-name="Arial" fo:font-size="11pt" fo:font-weight="bold" style:font-size-asian="11pt" style:font-size-complex="11pt"/>
    </style:style>
    <style:style style:name="P11" style:family="paragraph" style:parent-style-name="Text_20_body">
      <style:paragraph-properties fo:margin-top="0cm" fo:margin-bottom="0.011cm" style:line-height-at-least="0.176cm"/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margin-top="0cm" fo:margin-bottom="0.011cm" fo:line-height="100%"/>
      <style:text-properties fo:color="#000000" style:font-name="Arial" fo:font-size="11pt" fo:language="fr" fo:country="CH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15" style:family="paragraph" style:parent-style-name="Text_20_body">
      <style:paragraph-properties fo:margin-top="0cm" fo:margin-bottom="0.011cm" style:line-height-at-least="0.176cm"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7" style:family="paragraph" style:parent-style-name="Text_20_body" style:master-page-name="Standard">
      <style:paragraph-properties fo:margin-top="0cm" fo:margin-bottom="0.011cm" style:line-height-at-least="0.176cm" style:page-number="auto" fo:background-color="#ffffff">
        <style:background-image/>
      </style:paragraph-properties>
      <style:text-properties fo:color="#000000" style:font-name="Arial" fo:font-size="10pt" fo:font-weight="bold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3"><text:span text:style-name="T4">[Mandant.Titel] [Mandant.Vorname] [Mandant.Name]</text:span><text:span text:style-name="T3"> </text:span></text:p>
      <text:p text:style-name="P14">Facharzt für [Mandant.TarmedSpezialität]</text:p>
      <text:p text:style-name="P14">EAN [Mandant.EAN]</text:p>
      <text:p text:style-name="P14">ZSR-Nr. [Mandant.KSK]</text:p>
      <text:p text:style-name="P13"><draw:frame draw:style-name="fr1" draw:name="Rahmen1" text:anchor-type="char" svg:x="10.149cm" svg:y="0.131cm" svg:width="7.385cm" draw:z-index="0"><draw:text-box fo:min-height="3.145cm"><text:p text:style-name="P8">[Adressat.Anschrift]</text:p></draw:text-box></draw:frame></text:p>
      <text:p text:style-name="P14">[Mandant.Strasse]</text:p>
      <text:p text:style-name="P14">[Mandant.Plz] [Mandant.Ort]</text:p>
      <text:p text:style-name="P9">[Mandant.E-Mail]</text:p>
      <text:p text:style-name="P9">Tel. [Mandant.Telefon1]</text:p>
      <text:p text:style-name="P9"/>
      <text:p text:style-name="P11"/>
      <text:p text:style-name="P15"/>
      <text:p text:style-name="P5"/>
      <text:p text:style-name="P5"/>
      <text:p text:style-name="P5"/>
      <text:p text:style-name="P5"/>
      <text:p text:style-name="P5">[Mandant.Ort], [Datum.heute]</text:p>
      <text:p text:style-name="P5"/>
      <text:p text:style-name="P5"/>
      <text:p text:style-name="P5"/>
      <text:p text:style-name="P5"/>
      <text:p text:style-name="P4">Betreff</text:p>
      <text:p text:style-name="P6"/>
      <text:p text:style-name="P6"/>
      <text:p text:style-name="P6"/>
      <text:p text:style-name="P10"><text:span text:style-name="T5">[Patient:mw:Herr/Frau] </text:span><text:span text:style-name="T3">[Patient.Vorname] [Patient.Name] ([Patient.Geschlecht]), [Patient.Geburtsdatum]</text:span></text:p>
      <text:p text:style-name="P12">[Patient.Strasse], [Patient.Plz] [Patient.Ort]</text:p>
      <text:p text:style-name="P7">Tel1 [Patient.Telefon1], Tel2 [Patient.Telefon2], Mobil [Patient.Natel], E.Mail [Patient.E-Mail]</text:p>
      <text:p text:style-name="P5"/>
      <text:p text:style-name="P5"/>
      <text:p text:style-name="P5">Sehr [Adressat:mw:geehrter Herr/geehrte Frau] [Patient.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2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3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3"/>
    <style:master-page style:name="HTML" style:page-layout-name="Mpm4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1"/>
      </style:header>
      <style:footer>
        <text:p text:style-name="MP2"><text:span text:style-name="MT1">[Patient.Vorname] [Patient.Name], [Patient.Geburtsdatu</text:span><text:span text:style-name="MT2">m], [Patient.Geschlecht],</text:span> [Patient.Strasse], [Patient.Plz] [Patient.Ort]</text:p>
        <text:p text:style-name="MP2">Tel1 [Patient.Telefon1], Tel2 [Patient.Telefon2], Natel [Patient.Natel], E-Mail [Patient.E-Mail]</text:p>
        <text:p text:style-name="MP3">Seite <text:page-number text:select-page="current"/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1-28T14:51:04</meta:creation-date>
    <dc:date>2020-10-14T15:05:03.62</dc:date>
    <dc:language>de-DE</dc:language>
    <meta:editing-cycles>62</meta:editing-cycles>
    <meta:editing-duration>PT2H51M10S</meta:editing-duration>
    <dc:creator>Leon Mosimann</dc:creator>
    <meta:document-statistic meta:table-count="0" meta:image-count="0" meta:object-count="0" meta:page-count="1" meta:paragraph-count="21" meta:word-count="77" meta:character-count="1045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